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471cm"/>
        </style:tab-stops>
      </style:paragraph-properties>
    </style:style>
    <style:style style:name="P2" style:family="paragraph">
      <loext:graphic-properties draw:fill="none"/>
      <style:text-properties fo:font-size="11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center" style:writing-mode="lr-tb"/>
      <style:text-properties style:font-name="Calibri" fo:font-size="11pt"/>
    </style:style>
    <style:style style:name="P6" style:family="paragraph">
      <loext:graphic-properties draw:fill="none"/>
    </style:style>
    <style:style style:name="T1" style:family="text">
      <style:text-properties style:font-name="Calibri" fo:font-size="11pt"/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425cm" fo:min-width="0.534cm" style:run-through="background"/>
    </style:style>
    <style:style style:name="gr3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247cm" fo:min-width="0.534cm" style:run-through="background"/>
    </style:style>
    <style:style style:name="gr4" style:family="graphic">
      <style:graphic-properties draw:stroke="solid" svg:stroke-width="0cm" svg:stroke-color="#000000" draw:stroke-linejoin="round" svg:stroke-linecap="butt" draw:fill="solid" draw:fill-color="#ffffff" draw:textarea-vertical-align="top" draw:auto-grow-height="false" fo:min-height="3.545cm" fo:padding-top="0.127cm" fo:padding-bottom="0.127cm" fo:padding-left="0.254cm" fo:padding-right="0.254cm" style:run-through="background"/>
      <style:paragraph-properties style:writing-mode="lr-tb"/>
    </style:style>
    <style:style style:name="gr5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3.757cm" style:run-through="background"/>
    </style:style>
    <style:style style:name="gr6" style:family="graphic">
      <style:graphic-properties draw:stroke="solid" svg:stroke-width="0cm" svg:stroke-color="#000000" draw:stroke-linejoin="round" svg:stroke-linecap="butt" draw:fill="solid" draw:fill-color="#ffffff" draw:textarea-vertical-align="top" draw:auto-grow-height="false" fo:min-height="4.392cm" fo:padding-top="0.127cm" fo:padding-bottom="0.127cm" fo:padding-left="0.254cm" fo:padding-right="0.254cm" style:run-through="background"/>
      <style:paragraph-properties style:writing-mode="lr-tb"/>
    </style:style>
    <style:style style:name="gr7" style:family="graphic">
      <style:graphic-properties draw:stroke="solid" svg:stroke-width="0cm" svg:stroke-color="#000000" draw:stroke-linejoin="round" svg:stroke-linecap="butt" draw:fill="solid" draw:fill-color="#ffffff" draw:textarea-vertical-align="top" draw:auto-grow-height="false" fo:min-height="5.318cm" fo:padding-top="0.127cm" fo:padding-bottom="0.127cm" fo:padding-left="0.254cm" fo:padding-right="0.254cm" style:run-through="background"/>
      <style:paragraph-properties style:writing-mode="lr-tb"/>
    </style:style>
    <style:style style:name="gr8" style:family="graphic">
      <style:graphic-properties draw:stroke="solid" svg:stroke-width="0cm" svg:stroke-color="#000000" draw:stroke-linejoin="round" svg:stroke-linecap="butt" draw:fill="solid" draw:fill-color="#ffffff" draw:textarea-vertical-align="top" draw:auto-grow-height="false" fo:min-height="3.572cm" fo:padding-top="0.127cm" fo:padding-bottom="0.127cm" fo:padding-left="0.254cm" fo:padding-right="0.254cm" style:run-through="background"/>
      <style:paragraph-properties style:writing-mode="lr-tb"/>
    </style:style>
    <style:style style:name="gr9" style:family="graphic">
      <style:graphic-properties draw:stroke="solid" svg:stroke-width="0cm" svg:stroke-color="#000000" draw:stroke-linejoin="round" svg:stroke-linecap="butt" draw:fill="solid" draw:fill-color="#ffffff" draw:textarea-vertical-align="top" draw:auto-grow-height="false" fo:min-height="2.725cm" fo:padding-top="0.127cm" fo:padding-bottom="0.127cm" fo:padding-left="0.254cm" fo:padding-right="0.254cm" style:run-through="background"/>
      <style:paragraph-properties style:writing-mode="lr-tb"/>
    </style:style>
    <style:style style:name="gr10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379cm" fo:min-width="0.587cm" style:run-through="background"/>
    </style:style>
    <style:style style:name="gr1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219cm" fo:min-width="0.587cm" style:run-through="background"/>
    </style:style>
    <style:style style:name="gr12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464cm" fo:min-width="0.58cm" style:run-through="background"/>
    </style:style>
    <style:style style:name="gr13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268cm" fo:min-width="0.582cm" style:run-through="background"/>
    </style:style>
    <style:style style:name="gr14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533cm" fo:min-width="0.681cm" style:run-through="background"/>
    </style:style>
    <style:style style:name="gr15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307cm" fo:min-width="0.679cm" style:run-through="background"/>
    </style:style>
    <style:style style:name="gr16" style:family="graphic">
      <style:graphic-properties draw:stroke="solid" svg:stroke-width="0cm" svg:stroke-color="#000000" draw:stroke-linejoin="round" svg:stroke-linecap="butt" draw:fill="solid" draw:fill-color="#ffffff" draw:textarea-vertical-align="top" draw:auto-grow-height="false" fo:min-height="2.778cm" fo:padding-top="0.127cm" fo:padding-bottom="0.127cm" fo:padding-left="0.254cm" fo:padding-right="0.254cm" style:run-through="background"/>
      <style:paragraph-properties style:writing-mode="lr-tb"/>
    </style:style>
    <style:style style:name="gr17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824cm" fo:min-width="0.00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917cm" fo:min-width="0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882cm" fo:min-width="0.00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183cm" fo:min-width="0.42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318cm" fo:min-width="0.42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318cm" fo:min-width="0.21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0.69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3.17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2.858cm" fo:min-width="0.00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5.15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4.974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2.143cm" fo:min-width="0.00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7" draw:name="Forma1" draw:style-name="gr22" draw:text-style-name="P6" svg:width="0.211cm" svg:height="0.318cm" svg:x="1.972cm" svg:y="0.492cm"><text:p/><draw:enhanced-geometry svg:viewBox="0 0 21600 21600" draw:type="mso-spt32" draw:enhanced-path="M 0 0 L 21600 21600 N"/></draw:custom-shape><draw:custom-shape text:anchor-type="char" draw:z-index="6" draw:name="Forma2" draw:style-name="gr22" draw:text-style-name="P6" svg:width="0.211cm" svg:height="0.318cm" svg:x="2.184cm" svg:y="0.492cm"><text:p/><draw:enhanced-geometry draw:mirror-vertical="true" svg:viewBox="0 0 21600 21600" draw:type="mso-spt32" draw:enhanced-path="M 0 0 L 21600 21600 N"/></draw:custom-shape><draw:custom-shape text:anchor-type="char" draw:z-index="0" draw:name="Forma3" draw:style-name="gr28" draw:text-style-name="P6" svg:width="0.003cm" svg:height="2.144cm" svg:x="2.184cm" svg:y="0.492cm"><text:p/><draw:enhanced-geometry svg:viewBox="0 0 21600 21600" draw:type="mso-spt32" draw:enhanced-path="M 0 0 L 21600 21600 N"/></draw:custom-shape><draw:g text:anchor-type="char" draw:z-index="13" draw:name="Forma4" draw:style-name="gr1"><draw:frame draw:style-name="gr16" draw:text-style-name="P5" svg:width="3.758cm" svg:height="2.779cm" svg:x="0.173cm" svg:y="-2.282cm"><draw:text-box><text:p text:style-name="P3"><text:span text:style-name="T1">EMPLOYEE</text:span></text:p><text:p text:style-name="P4"><text:span text:style-name="T1"/></text:p><text:p text:style-name="P4"><text:span text:style-name="T1">IdEmployee</text:span></text:p><text:p text:style-name="P4"><text:span text:style-name="T1">Name</text:span></text:p><text:p text:style-name="P4"><text:span text:style-name="T1">IdEstablishment</text:span></text:p></draw:text-box></draw:frame><draw:custom-shape draw:style-name="gr5" draw:text-style-name="P2" svg:width="3.758cm" svg:height="0.003cm" svg:x="0.173cm" svg:y="-1.568cm"><text:p/><draw:enhanced-geometry draw:mirror-horizontal="true" svg:viewBox="0 0 21600 21600" draw:mirror-vertical="false" draw:type="mso-spt32" draw:enhanced-path="M 0 0 L 21600 21600 N"/></draw:custom-shape></draw:g></text:p>
      <text:p text:style-name="P1"><draw:custom-shape text:anchor-type="char" draw:z-index="12" draw:name="Forma5" draw:style-name="gr17" draw:text-style-name="P6" svg:width="0.003cm" svg:height="0.825cm" svg:x="6.07cm" svg:y="10.888cm"><text:p/><draw:enhanced-geometry svg:viewBox="0 0 21600 21600" draw:mirror-horizontal="false" draw:mirror-vertical="false" draw:type="mso-spt32" draw:enhanced-path="M 0 0 L 21600 21600 N"/></draw:custom-shape><draw:custom-shape text:anchor-type="char" draw:z-index="10" draw:name="Forma6" draw:style-name="gr19" draw:text-style-name="P6" svg:width="0.003cm" svg:height="0.883cm" svg:x="4.604cm" svg:y="3.538cm"><text:p/><draw:enhanced-geometry svg:viewBox="0 0 21600 21600" draw:mirror-horizontal="true" draw:mirror-vertical="false" draw:type="mso-spt32" draw:enhanced-path="M 0 0 L 21600 21600 N"/></draw:custom-shape><draw:g text:anchor-type="char" draw:z-index="14" draw:name="Forma7" draw:style-name="gr1"><draw:custom-shape draw:style-name="gr14" draw:text-style-name="P2" svg:width="0.682cm" svg:height="0.533cm" draw:transform="skewX (0.00331612557878926) rotate (-3.01941960595019) translate (9.10166666666667cm 11.7069305555556cm)"><text:p/><draw:enhanced-geometry draw:mirror-vertical="true" svg:viewBox="0 0 21600 21600" draw:mirror-horizontal="true" draw:type="mso-spt32" draw:enhanced-path="M 0 0 L 21600 21600 N"/></draw:custom-shape><draw:custom-shape draw:style-name="gr15" draw:text-style-name="P2" svg:width="0.68cm" svg:height="0.308cm" draw:transform="rotate (3.01924507302499) translate (9.001125cm 11.2677222222222cm)"><text:p/><draw:enhanced-geometry svg:viewBox="0 0 21600 21600" draw:mirror-horizontal="true" draw:type="mso-spt32" draw:enhanced-path="M 0 0 L 21600 21600 N"/></draw:custom-shape></draw:g><draw:g text:anchor-type="char" draw:z-index="15" draw:name="Forma8" draw:style-name="gr1"><draw:custom-shape draw:style-name="gr12" draw:text-style-name="P2" svg:width="0.581cm" svg:height="0.465cm" draw:transform="rotate (-1.5707963267949) translate (11.3365138888889cm 8.23559722222222cm)"><text:p/><draw:enhanced-geometry draw:mirror-vertical="false" svg:viewBox="0 0 21600 21600" draw:type="mso-spt32" draw:enhanced-path="M 0 0 L 21600 21600 N"/></draw:custom-shape><draw:custom-shape draw:style-name="gr13" draw:text-style-name="P2" svg:width="0.583cm" svg:height="0.269cm" draw:transform="rotate (1.5707963267949) translate (11.3365138888889cm 8.82297222222222cm)"><text:p/><draw:enhanced-geometry svg:viewBox="0 0 21600 21600" draw:mirror-vertical="true" draw:type="mso-spt32" draw:enhanced-path="M 0 0 L 21600 21600 N"/></draw:custom-shape></draw:g><draw:g text:anchor-type="char" draw:z-index="22" draw:name="Forma9" draw:style-name="gr1"><draw:custom-shape draw:style-name="gr2" draw:text-style-name="P2" svg:width="0.535cm" svg:height="0.426cm" draw:transform="rotate (1.5707963267949) translate (10.9502222222222cm 6.50522222222222cm)"><text:p/><draw:enhanced-geometry draw:mirror-vertical="false" svg:viewBox="0 0 21600 21600" draw:mirror-horizontal="true" draw:type="mso-spt32" draw:enhanced-path="M 0 0 L 21600 21600 N"/></draw:custom-shape><draw:custom-shape draw:style-name="gr3" draw:text-style-name="P2" svg:width="0.535cm" svg:height="0.248cm" draw:transform="rotate (-1.5707963267949) translate (11.6328472222222cm 5.96194444444445cm)"><text:p/><draw:enhanced-geometry svg:viewBox="0 0 21600 21600" draw:mirror-horizontal="true" draw:mirror-vertical="true" draw:type="mso-spt32" draw:enhanced-path="M 0 0 L 21600 21600 N"/></draw:custom-shape></draw:g><draw:custom-shape text:anchor-type="char" draw:z-index="11" draw:name="Forma10" draw:style-name="gr18" draw:text-style-name="P2" svg:width="0.006cm" svg:height="0.918cm" svg:x="17.597cm" svg:y="3.373cm"><text:p/><draw:enhanced-geometry svg:viewBox="0 0 21600 21600" draw:type="mso-spt32" draw:enhanced-path="M 0 0 L 21600 21600 N"/></draw:custom-shape><draw:g text:anchor-type="char" draw:z-index="16" draw:name="Forma11" draw:style-name="gr1"><draw:custom-shape draw:style-name="gr10" draw:text-style-name="P2" svg:width="0.588cm" svg:height="0.38cm" svg:x="12.739cm" svg:y="3.508cm"><text:p/><draw:enhanced-geometry draw:mirror-vertical="true" svg:viewBox="0 0 21600 21600" draw:mirror-horizontal="true" draw:type="mso-spt32" draw:enhanced-path="M 0 0 L 21600 21600 N"/></draw:custom-shape><draw:custom-shape draw:style-name="gr11" draw:text-style-name="P2" svg:width="0.588cm" svg:height="0.219cm" svg:x="12.737cm" svg:y="3.896cm"><text:p/><draw:enhanced-geometry svg:viewBox="0 0 21600 21600" draw:mirror-horizontal="true" draw:mirror-vertical="false" draw:type="mso-spt32" draw:enhanced-path="M 0 0 L 21600 21600 N"/></draw:custom-shape></draw:g><draw:custom-shape text:anchor-type="char" draw:z-index="9" draw:name="Forma12" draw:style-name="gr20" draw:text-style-name="P6" svg:width="0.422cm" svg:height="0.184cm" svg:x="8.696cm" svg:y="3.96cm"><text:p/><draw:enhanced-geometry svg:viewBox="0 0 21600 21600" draw:type="mso-spt32" draw:enhanced-path="M 0 0 L 21600 21600 N"/></draw:custom-shape><draw:custom-shape text:anchor-type="char" draw:z-index="8" draw:name="Forma13" draw:style-name="gr21" draw:text-style-name="P6" svg:width="0.422cm" svg:height="0.318cm" svg:x="8.694cm" svg:y="3.642cm"><text:p/><draw:enhanced-geometry draw:mirror-vertical="true" svg:viewBox="0 0 21600 21600" draw:type="mso-spt32" draw:enhanced-path="M 0 0 L 21600 21600 N"/></draw:custom-shape><draw:custom-shape text:anchor-type="char" draw:z-index="5" draw:name="Forma14" draw:style-name="gr23" draw:text-style-name="P6" svg:width="0.696cm" svg:height="0.003cm" svg:x="1.9cm" svg:y="1.393cm"><text:p/><draw:enhanced-geometry svg:viewBox="0 0 21600 21600" draw:type="mso-spt32" draw:enhanced-path="M 0 0 L 21600 21600 N"/></draw:custom-shape><draw:custom-shape text:anchor-type="char" draw:z-index="3" draw:name="Forma15" draw:style-name="gr25" draw:text-style-name="P6" svg:width="0.003cm" svg:height="2.858cm" svg:x="11.391cm" svg:y="5.971cm"><text:p/><draw:enhanced-geometry draw:mirror-vertical="true" svg:viewBox="0 0 21600 21600" draw:type="mso-spt32" draw:enhanced-path="M 0 0 L 21600 21600 N"/></draw:custom-shape><draw:custom-shape text:anchor-type="char" draw:z-index="4" draw:name="Forma16" draw:style-name="gr24" draw:text-style-name="P6" svg:width="3.176cm" svg:height="0.003cm" svg:x="5.729cm" svg:y="11.262cm"><text:p/><draw:enhanced-geometry svg:viewBox="0 0 21600 21600" draw:type="mso-spt32" draw:enhanced-path="M 0 0 L 21600 21600 N"/></draw:custom-shape><draw:g text:anchor-type="char" draw:z-index="17" draw:name="Forma17" draw:style-name="gr1"><draw:frame draw:style-name="gr9" draw:text-style-name="P5" svg:width="3.758cm" svg:height="2.726cm" svg:x="1.972cm" svg:y="9.52cm"><draw:text-box><text:p text:style-name="P3"><text:span text:style-name="T1">PRODUCT TYPE</text:span></text:p><text:p text:style-name="P4"><text:span text:style-name="T1"/></text:p><text:p text:style-name="P4"><text:span text:style-name="T1">IdProduct_Type</text:span></text:p><text:p text:style-name="P4"><text:span text:style-name="T1">Type</text:span></text:p></draw:text-box></draw:frame><draw:custom-shape draw:style-name="gr5" draw:text-style-name="P2" svg:width="3.758cm" svg:height="0.003cm" svg:x="1.972cm" svg:y="10.261cm"><text:p/><draw:enhanced-geometry draw:mirror-horizontal="true" svg:viewBox="0 0 21600 21600" draw:type="mso-spt32" draw:enhanced-path="M 0 0 L 21600 21600 N"/></draw:custom-shape></draw:g><draw:g text:anchor-type="char" draw:z-index="18" draw:name="Forma18" draw:style-name="gr1"><draw:frame draw:style-name="gr8" draw:text-style-name="P5" svg:width="3.758cm" svg:height="3.573cm" svg:x="8.904cm" svg:y="8.828cm"><draw:text-box><text:p text:style-name="P3"><text:span text:style-name="T1">PRODUCT</text:span></text:p><text:p text:style-name="P4"><text:span text:style-name="T1"/></text:p><text:p text:style-name="P4"><text:span text:style-name="T1">IdProd</text:span></text:p><text:p text:style-name="P4"><text:span text:style-name="T1">Name</text:span></text:p><text:p text:style-name="P4"><text:span text:style-name="T1">QtyStock</text:span></text:p><text:p text:style-name="P4"><text:span text:style-name="T1">IdProduct_Type</text:span></text:p></draw:text-box></draw:frame><draw:custom-shape draw:style-name="gr5" draw:text-style-name="P2" svg:width="3.758cm" svg:height="0.003cm" svg:x="8.904cm" svg:y="9.519cm"><text:p/><draw:enhanced-geometry draw:mirror-horizontal="true" svg:viewBox="0 0 21600 21600" draw:type="mso-spt32" draw:enhanced-path="M 0 0 L 21600 21600 N"/></draw:custom-shape></draw:g><draw:custom-shape text:anchor-type="char" draw:z-index="2" draw:name="Forma19" draw:style-name="gr26" draw:text-style-name="P6" svg:width="5.16cm" svg:height="0.003cm" svg:x="12.873cm" svg:y="3.828cm"><text:p/><draw:enhanced-geometry svg:viewBox="0 0 21600 21600" draw:type="mso-spt32" draw:enhanced-path="M 0 0 L 21600 21600 N"/></draw:custom-shape><draw:custom-shape text:anchor-type="char" draw:z-index="1" draw:name="Forma20" draw:style-name="gr27" draw:text-style-name="P6" svg:width="4.975cm" svg:height="0.003cm" svg:x="4.142cm" svg:y="3.96cm"><text:p/><draw:enhanced-geometry draw:mirror-horizontal="true" svg:viewBox="0 0 21600 21600" draw:type="mso-spt32" draw:enhanced-path="M 0 0 L 21600 21600 N"/></draw:custom-shape><draw:g text:anchor-type="char" draw:z-index="19" draw:name="Forma21" draw:style-name="gr1"><draw:frame draw:style-name="gr7" draw:text-style-name="P5" svg:width="3.758cm" svg:height="5.319cm" svg:x="9.116cm" svg:y="0.653cm"><draw:text-box><text:p text:style-name="P3"><text:span text:style-name="T1">ORDER</text:span></text:p><text:p text:style-name="P4"><text:span text:style-name="T1"/></text:p><text:p text:style-name="P4"><text:span text:style-name="T1">IdOrder</text:span></text:p><text:p text:style-name="P4"><text:span text:style-name="T1">Date</text:span></text:p><text:p text:style-name="P4"><text:span text:style-name="T1">Unit Price</text:span></text:p><text:p text:style-name="P4"><text:span text:style-name="T1">Qty</text:span></text:p><text:p text:style-name="P4"><text:span text:style-name="T1">OrderTotal</text:span></text:p><text:p text:style-name="P4"><text:span text:style-name="T1">IdCustomer</text:span></text:p><text:p text:style-name="P4"><text:span text:style-name="T1">IdProduct</text:span></text:p><text:p text:style-name="P4"><text:span text:style-name="T1">IdEstablishment</text:span></text:p></draw:text-box></draw:frame><draw:custom-shape draw:style-name="gr5" draw:text-style-name="P2" svg:width="3.758cm" svg:height="0.003cm" svg:x="9.116cm" svg:y="1.394cm"><text:p/><draw:enhanced-geometry draw:mirror-horizontal="true" svg:viewBox="0 0 21600 21600" draw:type="mso-spt32" draw:enhanced-path="M 0 0 L 21600 21600 N"/></draw:custom-shape></draw:g><draw:g text:anchor-type="char" draw:z-index="20" draw:name="Forma22" draw:style-name="gr1"><draw:frame draw:style-name="gr6" draw:text-style-name="P5" svg:width="3.758cm" svg:height="4.393cm" svg:x="18.032cm" svg:y="1.129cm"><draw:text-box><text:p text:style-name="P3"><text:span text:style-name="T1">CUSTOMER</text:span></text:p><text:p text:style-name="P4"><text:span text:style-name="T1"/></text:p><text:p text:style-name="P4"><text:span text:style-name="T1">IdCustomer</text:span></text:p><text:p text:style-name="P4"><text:span text:style-name="T1">Name</text:span></text:p><text:p text:style-name="P4"><text:span text:style-name="T1">Address</text:span></text:p><text:p text:style-name="P4"><text:span text:style-name="T1">Email</text:span></text:p></draw:text-box></draw:frame><draw:custom-shape draw:style-name="gr5" draw:text-style-name="P2" svg:width="3.758cm" svg:height="0.003cm" svg:x="18.032cm" svg:y="1.82cm"><text:p/><draw:enhanced-geometry draw:mirror-horizontal="true" svg:viewBox="0 0 21600 21600" draw:type="mso-spt32" draw:enhanced-path="M 0 0 L 21600 21600 N"/></draw:custom-shape></draw:g><draw:g text:anchor-type="char" draw:z-index="21" draw:name="Forma23" draw:style-name="gr1"><draw:frame draw:style-name="gr4" draw:text-style-name="P5" svg:width="3.758cm" svg:height="3.546cm" svg:x="0.385cm" svg:y="1.737cm"><draw:text-box><text:p text:style-name="P3"><text:span text:style-name="T1">ESTABLISHMENT</text:span></text:p><text:p text:style-name="P4"><text:span text:style-name="T1"/></text:p><text:p text:style-name="P4"><text:span text:style-name="T1">IdEstablishment</text:span></text:p><text:p text:style-name="P4"><text:span text:style-name="T1">Address</text:span></text:p><text:p text:style-name="P4"><text:span text:style-name="T1">Name</text:span></text:p><text:p text:style-name="P4"><text:span text:style-name="T1"/></text:p></draw:text-box></draw:frame><draw:custom-shape draw:style-name="gr5" draw:text-style-name="P2" svg:width="3.758cm" svg:height="0.003cm" svg:x="0.385cm" svg:y="2.451cm"><text:p/><draw:enhanced-geometry draw:mirror-horizontal="true" svg:viewBox="0 0 21600 21600" draw:type="mso-spt32" draw:enhanced-path="M 0 0 L 21600 21600 N"/></draw:custom-shape></draw:g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3cm" fo:margin-bottom="3cm" fo:margin-left="2.499cm" fo:margin-right="2.499cm" style:writing-mode="lr-tb" style:layout-grid-color="#c0c0c0" style:layout-grid-lines="2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cepcio</meta:initial-creator>
    <meta:editing-cycles>5</meta:editing-cycles>
    <meta:creation-date>2021-09-02T17:21:00</meta:creation-date>
    <dc:date>2021-09-06T20:17:46.348000000</dc:date>
    <meta:editing-duration>PT10H24M16S</meta:editing-duration>
    <meta:generator>LibreOffice/7.1.0.3$Windows_X86_64 LibreOffice_project/f6099ecf3d29644b5008cc8f48f42f4a40986e4c</meta:generator>
    <meta:document-statistic meta:table-count="0" meta:image-count="0" meta:object-count="0" meta:page-count="1" meta:paragraph-count="1" meta:word-count="0" meta:character-count="1" meta:non-whitespace-character-count="0"/>
    <meta:user-defined meta:name="AppVersion">12.0000</meta:user-defined>
    <meta:user-defined meta:name="Company">Hewlett-Packard Company</meta:user-defined>
    <meta:template xlink:type="simple" xlink:actuate="onRequest" xlink:title="Normal.dotm" xlink:href=""/>
  </office:meta>
</office:document-meta>
</file>